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A000001CA3DDEF68E9B0F26CA.png" manifest:media-type="image/png"/>
  <manifest:file-entry manifest:full-path="Pictures/100000010000052E00000280992278FAB8771256.png" manifest:media-type="image/png"/>
  <manifest:file-entry manifest:full-path="Pictures/100000010000033A0000028205ABB75D4F31B253.png" manifest:media-type="image/png"/>
  <manifest:file-entry manifest:full-path="Pictures/1000000100000320000004C10348AACD7A4A4D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b5522f9f-7fff-529c-852a-0c7fde08bbcf"/><text:span text:style-name="T2"><draw:frame draw:style-name="fr1" draw:name="Image1" text:anchor-type="as-char" svg:width="11.769cm" svg:height="5.652cm" draw:z-index="0"><draw:image xlink:href="Pictures/100000010000052E00000280992278FAB8771256.png" xlink:type="simple" xlink:show="embed" xlink:actuate="onLoad" draw:mime-type="image/png"/></draw:frame></text:span><text:s/></text:p>
      <text:p text:style-name="Standard"><text:bookmark text:name="docs-internal-guid-28aedf4e-7fff-5bd3-5a59-2b9d23cac1d5"/><text:span text:style-name="T2"><draw:frame draw:style-name="fr1" draw:name="Image2" text:anchor-type="as-char" svg:width="5.144cm" svg:height="4.001cm" draw:z-index="1"><draw:image xlink:href="Pictures/100000010000033A0000028205ABB75D4F31B253.png" xlink:type="simple" xlink:show="embed" xlink:actuate="onLoad" draw:mime-type="image/png"/></draw:frame></text:span><text:s/></text:p>
      <text:p text:style-name="Standard"><text:bookmark text:name="docs-internal-guid-5a49f7fe-7fff-aa34-49bd-36a7021d9233"/><text:span text:style-name="T1"><draw:frame draw:style-name="fr1" draw:name="Image3" text:anchor-type="as-char" svg:width="3.133cm" svg:height="4.741cm" draw:z-index="2"><draw:image xlink:href="Pictures/1000000100000320000004C10348AACD7A4A4DBD.png" xlink:type="simple" xlink:show="embed" xlink:actuate="onLoad" draw:mime-type="image/png"/></draw:frame></text:span><text:s/></text:p>
      <text:p text:style-name="Standard"><text:bookmark text:name="docs-internal-guid-c66b5076-7fff-c3be-abb9-90740aa44169"/><text:span text:style-name="T1"><draw:frame draw:style-name="fr1" draw:name="Image4" text:anchor-type="as-char" svg:width="4.551cm" svg:height="4.572cm" draw:z-index="3"><draw:image xlink:href="Pictures/10000001000001CA000001CA3DDEF68E9B0F26CA.png" xlink:type="simple" xlink:show="embed" xlink:actuate="onLoad" draw:mime-type="image/png"/></draw:frame></text:span><text:s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5T22:47:58.714000000</dc:date>
    <meta:editing-duration>PT9M5S</meta:editing-duration>
    <meta:editing-cycles>1</meta:editing-cycles>
    <meta:document-statistic meta:table-count="0" meta:image-count="4" meta:object-count="0" meta:page-count="1" meta:paragraph-count="4" meta:word-count="0" meta:character-count="4" meta:non-whitespace-character-count="0"/>
    <meta:generator>LibreOffice/7.4.2.3$Windows_X86_64 LibreOffice_project/382eef1f22670f7f4118c8c2dd222ec7ad009daf</meta:generator>
  </office:meta>
</office:document-meta>
</file>